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roman"/>
    <style:font-face style:name="Courier" svg:font-family="Courier" style:font-family-generic="roman"/>
    <style:font-face style:name="LucidaGrande" svg:font-family="LucidaGrande"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262626" style:font-name="Courier" fo:font-size="12pt" fo:font-weight="normal" style:font-size-asian="12pt" style:font-weight-asian="normal"/>
    </style:style>
    <style:style style:name="P2" style:family="paragraph" style:parent-style-name="Standard">
      <style:text-properties fo:color="#000000" style:font-name="LucidaGrande" fo:font-size="14pt" fo:font-weight="normal" style:font-size-asian="14pt" style:font-weight-asian="normal"/>
    </style:style>
    <style:style style:name="P3" style:family="paragraph" style:parent-style-name="Standard" style:master-page-name="Standard">
      <style:paragraph-properties style:page-number="auto"/>
      <style:text-properties fo:color="#262626" style:font-name="ArialMT" fo:font-size="20pt" style:font-size-asian="20pt"/>
    </style:style>
    <style:style style:name="P4" style:family="paragraph" style:parent-style-name="Standard">
      <style:text-properties fo:color="#262626" style:font-name="ArialMT" fo:font-size="16pt" fo:font-weight="bold" style:font-size-asian="16pt" style:font-weight-asian="bold"/>
    </style:style>
    <style:style style:name="P5" style:family="paragraph" style:parent-style-name="Standard">
      <style:text-properties fo:color="#262626" style:font-name="ArialMT" fo:font-size="14pt" fo:font-weight="normal" style:font-size-asian="14pt" style:font-weight-asian="normal"/>
    </style:style>
    <style:style style:name="P6" style:family="paragraph" style:parent-style-name="Standard">
      <style:text-properties fo:color="#262626" style:font-name="ArialMT" fo:font-size="20pt" style:font-size-asian="20pt"/>
    </style:style>
    <style:style style:name="P7" style:family="paragraph" style:parent-style-name="Standard">
      <style:text-properties fo:color="#262626" style:font-name="Courier" fo:font-size="12pt" fo:font-weight="normal" style:font-size-asian="12pt" style:font-weight-asian="normal"/>
    </style:style>
    <style:style style:name="P8" style:family="paragraph" style:parent-style-name="Standard">
      <style:text-properties fo:color="#262626" style:font-name="Courier" fo:font-size="14pt" fo:font-weight="normal" style:font-size-asian="14pt" style:font-weight-asian="normal"/>
    </style:style>
    <style:style style:name="P9" style:family="paragraph" style:parent-style-name="Standard">
      <style:paragraph-properties fo:text-align="end" style:justify-single-word="false"/>
      <style:text-properties fo:color="#5d5d5d" style:font-name="ArialMT" fo:font-size="14pt" fo:font-weight="normal" style:font-size-asian="14pt" style:font-weight-asian="normal"/>
    </style:style>
    <style:style style:name="T1" style:family="text">
      <style:text-properties fo:color="#262626" style:font-name="ArialMT" fo:font-size="14pt" fo:font-weight="normal" style:font-size-asian="14pt" style:font-weight-asian="normal"/>
    </style:style>
    <style:style style:name="T2" style:family="text">
      <style:text-properties fo:color="#262626" style:font-name="Courier" fo:font-size="14pt" fo:font-weight="normal" style:font-size-asian="14pt" style:font-weight-asian="normal"/>
    </style:style>
    <style:style style:name="T3" style:family="text">
      <style:text-properties officeooo:rsid="000510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blem Code</text:p>
      <text:p text:style-name="P4">Question</text:p>
      <text:p text:style-name="P5">Take a look at the options below and select the option that describes the worst thing with this code:</text:p>
      <text:p text:style-name="P1">public class Gingleton {</text:p>
      <text:p text:style-name="P1"><text:s text:c="4"/>private static Gingleton INSTANCE = null;</text:p>
      <text:p text:style-name="P1"/>
      <text:p text:style-name="P1"><text:s text:c="4"/>public static Gingleton getInstance()</text:p>
      <text:p text:style-name="P1"><text:s text:c="4"/>{</text:p>
      <text:p text:style-name="P1"><text:s text:c="8"/>if ( INSTANCE == null )</text:p>
      <text:p text:style-name="P1"><text:s text:c="8"/>{</text:p>
      <text:p text:style-name="P1"><text:s text:c="12"/>INSTANCE = new Gingleton();</text:p>
      <text:p text:style-name="P1"><text:s text:c="8"/>}</text:p>
      <text:p text:style-name="P1"><text:s text:c="8"/>return INSTANCE;</text:p>
      <text:p text:style-name="P1"><text:s text:c="4"/>}</text:p>
      <text:p text:style-name="P1"/>
      <text:p text:style-name="P1"><text:s text:c="4"/>private Gingleton() {</text:p>
      <text:p text:style-name="P1"><text:s text:c="4"/>}</text:p>
      <text:p text:style-name="P1">}</text:p>
      <text:p text:style-name="Standard"/>
      <text:p text:style-name="Standard"/>
      <text:p text:style-name="Standard"/>
      <text:p text:style-name="P6">Method Invocation</text:p>
      <text:p text:style-name="P4">Question</text:p>
      <text:p text:style-name="Standard"><text:span text:style-name="T1">When the following Java code is run by the JVM, what is the order of method invocation? Assume the class </text:span><text:span text:style-name="T2">Foo</text:span><text:span text:style-name="T1"> has not been loaded yet.</text:span></text:p>
      <text:p text:style-name="P1">new Foo().getName();</text:p>
      <text:p text:style-name="P4">Multiple Choice</text:p>
      <text:p text:style-name="P9">Select one of the possible options</text:p>
      <text:p text:style-name="P2"/>
      <text:p text:style-name="P5">&lt;init&gt;, &lt;clinit&gt;, getName</text:p>
      <text:p text:style-name="P2"/>
      <text:p text:style-name="P5">getName, &lt;clinit&gt;, &lt;init&gt;</text:p>
      <text:p text:style-name="P2"/>
      <text:p text:style-name="P5">&lt;clinit&gt;, &lt;init&gt;, getName</text:p>
      <text:p text:style-name="P2"/>
      <text:p text:style-name="P5">None of the above</text:p>
      <text:p text:style-name="Standard"/>
      <text:p text:style-name="P6">Finally returning</text:p>
      <text:p text:style-name="P4">Question</text:p>
      <text:p text:style-name="P5">What will the following method return?</text:p>
      <text:p text:style-name="P1">public boolean isConfusing() {</text:p>
      <text:p text:style-name="P1"><text:s text:c="3"/>try {</text:p>
      <text:p text:style-name="P1"><text:s text:c="5"/>return true;</text:p>
      <text:p text:style-name="P1"><text:s text:c="3"/>} finally {</text:p>
      <text:p text:style-name="P1"><text:s text:c="5"/>return false;</text:p>
      <text:p text:style-name="P1"><text:s text:c="3"/>}</text:p>
      <text:p text:style-name="P1">}</text:p>
      <text:p text:style-name="P4">Multiple Choice</text:p>
      <text:p text:style-name="P9"><text:soft-page-break/>Select one of the possible options</text:p>
      <text:p text:style-name="P2"/>
      <text:p text:style-name="P5">true</text:p>
      <text:p text:style-name="P2"/>
      <text:p text:style-name="P5">false</text:p>
      <text:p text:style-name="P2"/>
      <text:p text:style-name="P5">This Java code will fail to compile</text:p>
      <text:p text:style-name="Standard"/>
      <text:p text:style-name="Standard"/>
      <text:p text:style-name="P6">Primitive Representation</text:p>
      <text:p text:style-name="P4">Question</text:p>
      <text:p text:style-name="Standard"><text:span text:style-name="T1">In Java, the primitive type </text:span><text:span text:style-name="T2">char</text:span><text:span text:style-name="T1"> is internally represented as a:</text:span></text:p>
      <text:p text:style-name="P4">Multiple Choice</text:p>
      <text:p text:style-name="P9">Select one of the possible options</text:p>
      <text:p text:style-name="P2"/>
      <text:p text:style-name="P5">8-bit signed integer</text:p>
      <text:p text:style-name="P2"/>
      <text:p text:style-name="P5">8-bit unsigned integer</text:p>
      <text:p text:style-name="P2"/>
      <text:p text:style-name="P5">16-bit signed integer</text:p>
      <text:p text:style-name="P2"/>
      <text:p text:style-name="P5">16-bit unsigned integer</text:p>
      <text:p text:style-name="Standard"/>
      <text:p text:style-name="Standard"/>
      <text:p text:style-name="P6">Runtime Generics</text:p>
      <text:p text:style-name="P4">Question</text:p>
      <text:p text:style-name="P5">Explain why the following snippet does not actually do what is intended.</text:p>
      <text:p text:style-name="P8">if (appleList instanceof List&lt;Apple&gt;) { System.out.println("true"); }</text:p>
      <text:p text:style-name="P4">Multiple Choice</text:p>
      <text:p text:style-name="P9">Select one of the possible options</text:p>
      <text:p text:style-name="P2"/>
      <text:p text:style-name="P5">Because you do not know that appleList is a List type.</text:p>
      <text:p text:style-name="P2"/>
      <text:p text:style-name="P5">Because generic types are erased before runtime.</text:p>
      <text:p text:style-name="P2"/>
      <text:p text:style-name="P5">Because the instanceof keyword only works on primitive types.</text:p>
      <text:p text:style-name="P2"/>
      <text:p text:style-name="P5">Because the statement could cause appleList to be set to an instance of a List.</text:p>
      <text:p text:style-name="P2"/>
      <text:p text:style-name="P5">Because you can only check the type of collections using reflection.</text:p>
      <text:p text:style-name="Standard"/>
      <text:p text:style-name="Standard"/>
      <text:p text:style-name="Standard"><text:soft-page-break/></text:p>
      <text:p text:style-name="Standard"/>
      <text:p text:style-name="P6">String Equality</text:p>
      <text:p text:style-name="P4">Question</text:p>
      <text:p text:style-name="P5">The result of executing this code will print '2' but why?</text:p>
      <text:p text:style-name="P1">String a = "foo";</text:p>
      <text:p text:style-name="P1">String b = "food".substring(0, 3);</text:p>
      <text:p text:style-name="P1">String c = b.intern();</text:p>
      <text:p text:style-name="P1"/>
      <text:p text:style-name="P1">if (a.equals(b)) {</text:p>
      <text:p text:style-name="P1"><text:s text:c="4"/>if (a == b) {</text:p>
      <text:p text:style-name="P1"><text:s text:c="8"/>System.out.println("1");</text:p>
      <text:p text:style-name="P1"><text:s text:c="4"/>} else if (a == c) {</text:p>
      <text:p text:style-name="P1"><text:s text:c="8"/>System.out.println("2");</text:p>
      <text:p text:style-name="P1"><text:s text:c="4"/>} else {</text:p>
      <text:p text:style-name="P1"><text:s text:c="8"/>System.out.println("3");</text:p>
      <text:p text:style-name="P1"><text:s text:c="4"/>}</text:p>
      <text:p text:style-name="P1">} else {</text:p>
      <text:p text:style-name="P1"><text:s text:c="4"/>System.out.println("4");</text:p>
      <text:p text:style-name="P1">}</text:p>
      <text:p text:style-name="P4">Multiple Choice</text:p>
      <text:p text:style-name="P9">Select one of the possible options</text:p>
      <text:p text:style-name="P2"/>
      <text:p text:style-name="P5">Because "foo" is not equal to "food".substring(0,3) using equals().</text:p>
      <text:p text:style-name="P2"/>
      <text:p text:style-name="P5">Because the intern method returns a canonical reference to the string, which just so happens to be the same as variable a, because a is a constant.</text:p>
      <text:p text:style-name="P2"/>
      <text:p text:style-name="P5">Because you must use the .equals function to compare Strings in Java.</text:p>
      <text:p text:style-name="P2"/>
      <text:p text:style-name="P5">Because the compiler can tell that the strings will be equal and works it out for you at compile time.</text:p>
      <text:p text:style-name="Standard"/>
      <text:p text:style-name="Standard"/>
      <text:p text:style-name="Standard"/>
      <text:p text:style-name="P6">Synchronized Methods</text:p>
      <text:p text:style-name="P4">Question</text:p>
      <text:p text:style-name="P5">Given the following code, what object would be locked if Foo.bar() was called?</text:p>
      <text:p text:style-name="P1">public class Foo</text:p>
      <text:p text:style-name="P1">{</text:p>
      <text:p text:style-name="P1"><text:s text:c="4"/>public static synchronized void bar()</text:p>
      <text:p text:style-name="P1"><text:s text:c="4"/>{</text:p>
      <text:p text:style-name="P1"><text:s text:c="8"/>//do something</text:p>
      <text:p text:style-name="P1"><text:s text:c="4"/>}</text:p>
      <text:p text:style-name="P1">}</text:p>
      <text:p text:style-name="P4">Multiple Choice</text:p>
      <text:p text:style-name="P9">Select one of the possible options</text:p>
      <text:p text:style-name="P2"/>
      <text:p text:style-name="P5">You cannot declare a static method as synchronized.</text:p>
      <text:p text:style-name="P2"><text:soft-page-break/></text:p>
      <text:p text:style-name="P5">The Class object for Foo.</text:p>
      <text:p text:style-name="P2"/>
      <text:p text:style-name="P5">An instance of Foo.</text:p>
      <text:p text:style-name="P2"/>
      <text:p text:style-name="P5">The Method object for Bar.</text:p>
      <text:p text:style-name="Standard"/>
      <text:p text:style-name="Standard"/>
      <text:p text:style-name="P6">Web App Trends</text:p>
      <text:p text:style-name="P4">Question</text:p>
      <text:p text:style-name="P5">Describe a trend which has happened with web applications over the last two or three years. How do you see this trend impacting Atlassian's products, which have many corporate as well as open source customers?</text:p>
      <text:p text:style-name="P5">Suggested effort: up to 20 minutes. Please do not write more than 1500 characters</text:p>
      <text:p text:style-name="Standard"/>
      <text:p text:style-name="Standard"/>
      <text:p text:style-name="P6">More About You</text:p>
      <text:p text:style-name="P4">Question</text:p>
      <text:p text:style-name="P5">Here is your opportunity to tell us about what makes you different, your major achievements, what are you most proud of. Also what is it that you can bring to Atlassian to make a differe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MT" svg:font-family="ArialMT" style:font-family-generic="roman"/>
    <style:font-face style:name="Courier" svg:font-family="Courier" style:font-family-generic="roman"/>
    <style:font-face style:name="LucidaGrande" svg:font-family="LucidaGrande"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4T07:43:21</meta:creation-date>
    <dc:date>2014-08-15T19:18:56</dc:date>
    <meta:editing-duration>P0D</meta:editing-duration>
    <meta:editing-cycles>2</meta:editing-cycles>
    <meta:generator>LibreOffice/4.0.1.2$MacOSX_x86 LibreOffice_project/84102822e3d61eb989ddd325abf1ac077904985</meta:generator>
    <meta:document-statistic meta:table-count="0" meta:image-count="0" meta:object-count="0" meta:page-count="4" meta:paragraph-count="107" meta:word-count="549" meta:character-count="3393" meta:non-whitespace-character-count="2800"/>
  </office:meta>
</office:document-meta>
</file>